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lt;!DOCTYP html&gt;</text:p>
      <text:p text:style-name="Standard">&lt;html&gt;</text:p>
      <text:p text:style-name="Standard"><text:s text:c="2"/>&lt;head&gt;</text:p>
      <text:p text:style-name="Standard"><text:s text:c="7"/>&lt;link rel="stylesheet" type="text/css" href="styles.css"&gt;&lt;!--CSS--&gt;</text:p>
      <text:p text:style-name="Standard"><text:s text:c="7"/>&lt;meta charset="utf8"/&gt;</text:p>
      <text:p text:style-name="Standard"><text:s text:c="7"/>&lt;style type="text/css"&gt; </text:p>
      <text:p text:style-name="Standard"/>
      <text:p text:style-name="Standard"><text:s text:c="7"/>&lt;/style&gt;</text:p>
      <text:p text:style-name="Standard"><text:s text:c="3"/>&lt;/head&gt;</text:p>
      <text:p text:style-name="Standard"><text:s text:c="3"/>&lt;body&gt;</text:p>
      <text:p text:style-name="Standard"><text:s text:c="3"/><text:tab/> &lt;h1&gt;étic clothing&lt;/h1&gt;</text:p>
      <text:p text:style-name="Standard"><text:s text:c="3"/><text:tab/> &lt;br&gt; &lt;br&gt;</text:p>
      <text:p text:style-name="Standard"><text:tab/> <text:s text:c="2"/><text:tab/> &lt;p&gt;Toute les grandes marques de vêtements d'aujoud'hui, celle que nous portons au quotidiens ont utilisé de nombreux moyens très peu étiques pour leurs productions( exploitation d'enfants, traveaux forcés des Ouïghours ext...). Plus de 83 marques sont concernées par ces accusations.&lt;a href="https://www.leparisien.fr/economie/apple-nike-adidas-bosch-alstom-83-grandes-marques-liees-au-travail-force-des-ouighours-en-chine-02-03-2020-8270763.php"&gt;Source&lt;/a&gt;&lt;/p&gt;</text:p>
      <text:p text:style-name="Standard"><text:tab/> <text:s text:c="2"/><text:tab/> &lt;p&gt;Il existe à se jour très peu de marques qui ne font appelles à aucuns de ces moyens très peu étique&lt;/p&gt;</text:p>
      <text:p text:style-name="Standard"><text:tab/> <text:s text:c="3"/>&lt;div ="ligneP"&gt;&lt;p&gt;J'ai regroupé ici des sites de vêtements avec une mentalité étique qui ont une multitudes de choix:&lt;/p&gt; &lt;/div&gt; </text:p>
      <text:p text:style-name="Standard"><text:tab/> <text:s text:c="2"/><text:tab/> <text:s text:c="32"/>&lt;!--texte introductuion--&gt;</text:p>
      <text:p text:style-name="Standard">&lt;br&gt;&lt;br&gt;&lt;br&gt;&lt;br&gt; </text:p>
      <text:p text:style-name="Standard"><text:s/>&lt;div id="S1"&gt;&lt;/div&gt; &lt;a href="https://noyoco.com//" target=_"blank" &gt;&lt;img src="image/site1.png"&gt;&lt;/a&gt;</text:p>
      <text:p text:style-name="Standard"><text:s/>&lt;div id="S2"&gt;&lt;/div&gt;&lt;a href="https://twothirds.com/" target="blank" &gt;&lt;img src="image/site2.png"&gt;&lt;/a&gt;</text:p>
      <text:p text:style-name="Standard"><text:s/>&lt;div id="S3"&gt;&lt;/div&gt; &lt;a href="https://www.armedangels.com/fr-fr?gclid=CjwKCAjw47eFBhA9EiwAy8kzNFKZF-dFZrpeVhwDOUMWKB05HvmUJ15vZofOPxZUmZDouwrYLpt_VhoCZ5gQAvD_BwE"&gt;&lt;/a&gt;&lt;img src="image/site3.png"&gt;</text:p>
      <text:p text:style-name="Standard"><text:s/>&lt;div id="S4"&gt;&lt;/div&gt; &lt;a href="https://organicbasics.com/?gclid=CjwKCAjw47eFBhA9EiwAy8kzNJCauu45tPJWxN4KwwbjHu9rmdqZAbyz2w7FdeUIfYUx3Vaun4VaqhoCUnYQAvD_BwE"&gt;&lt;/a&gt;&lt;img src="image/site4.png"&gt;</text:p>
      <text:p text:style-name="Standard"><text:s text:c="2"/>&lt;div id="S5"&gt;&lt;/div&gt;&lt;a href="https://www.sezane.com/fr"&gt;&lt;/a&gt;&lt;img src="image/site5.png"&gt; </text:p>
      <text:p text:style-name="Standard"><text:s text:c="2"/>&lt;div id="S6"&gt;&lt;/div&gt;&lt;a href="balzac-paris.fr"&gt;&lt;/a&gt;&lt;img src="image/site6.png"&gt;</text:p>
      <text:p text:style-name="Standard"><text:s text:c="2"/>&lt;div id="S7"&gt;&lt;/div&gt;&lt;a href="patine.fr"&gt;&lt;/a&gt;&lt;img src="image/site7.png"&gt;</text:p>
      <text:p text:style-name="Standard"><text:s text:c="3"/></text:p>
      <text:p text:style-name="Standard"><text:s text:c="3"/>&lt;/body&gt;</text:p>
      <text:p text:style-name="Standard"><text:s text:c="3"/>&lt;/html&g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26T18:36:46.036000000</meta:creation-date>
    <dc:date>2021-05-26T18:53:40.140000000</dc:date>
    <meta:editing-duration>PT6M43S</meta:editing-duration>
    <meta:editing-cycles>1</meta:editing-cycles>
    <meta:document-statistic meta:table-count="0" meta:image-count="0" meta:object-count="0" meta:page-count="1" meta:paragraph-count="26" meta:word-count="144" meta:character-count="1874" meta:non-whitespace-character-count="1635"/>
    <meta:generator>LibreOffice/7.0.3.1$Windows_X86_64 LibreOffice_project/d7547858d014d4cf69878db179d326fc3483e082</meta:generator>
  </office:meta>
</office:document-meta>
</file>